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1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739e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739e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1T14:32:45.888530515</dc:date>
    <meta:editing-duration>PT1H52M11S</meta:editing-duration>
    <meta:editing-cycles>27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83" meta:character-count="1297" meta:non-whitespace-character-count="1164"/>
  </office:meta>
</office:document-meta>
</file>